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24mm"/>
    </style:style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5.96mm"/>
    </style:style>
    <style:style style:name="co14" style:family="table-column">
      <style:table-column-properties fo:break-before="auto" style:column-width="21.91mm"/>
    </style:style>
    <style:style style:name="co15" style:family="table-column">
      <style:table-column-properties fo:break-before="auto" style:column-width="17.87mm"/>
    </style:style>
    <style:style style:name="co16" style:family="table-column">
      <style:table-column-properties fo:break-before="auto" style:column-width="24.61mm"/>
    </style:style>
    <style:style style:name="co17" style:family="table-column">
      <style:table-column-properties fo:break-before="auto" style:column-width="17.55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37.43mm"/>
    </style:style>
    <style:style style:name="co20" style:family="table-column">
      <style:table-column-properties fo:break-before="auto" style:column-width="37.7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24.6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千分位_5b_0_5d__5f_作業要點之表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作業要點之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各縣市遷入人數、遷出人數及淨遷徙人數按性別分</text:p>
          </table:table-cell>
          <table:covered-table-cell table:number-columns-repeated="32" table:style-name="ce1"/>
          <table:table-cell table:style-name="ce2" table:number-columns-repeated="991"/>
        </table:table-row>
        <table:table-row table:style-name="ro2">
          <table:table-cell table:style-name="ce2"/>
          <table:table-cell table:style-name="ce14"/>
          <table:table-cell table:style-name="ce22" table:number-columns-repeated="10"/>
          <table:table-cell table:style-name="ce36" office:value-type="string" calcext:value-type="string" table:number-columns-spanned="9" table:number-rows-spanned="1">
            <text:p>中 華 民 國 107 年 9 月 份</text:p>
          </table:table-cell>
          <table:covered-table-cell table:number-columns-repeated="8" table:style-name="ce36"/>
          <table:table-cell table:style-name="ce22"/>
          <table:table-cell table:style-name="ce38" table:number-columns-repeated="2"/>
          <table:table-cell table:style-name="ce22" table:number-columns-repeated="8"/>
          <table:table-cell table:style-name="ce40" office:value-type="string" calcext:value-type="string">
            <text:p><text:s text:c="4"/>單位：人</text:p>
          </table:table-cell>
          <table:table-cell table:style-name="ce2"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15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23" office:value-type="string" calcext:value-type="string" table:number-columns-spanned="15" table:number-rows-spanned="1">
            <text:p>遷　　　　　　　入　　　　　　　人　　　　　　　數</text:p>
          </table:table-cell>
          <table:covered-table-cell table:number-columns-repeated="14" table:style-name="ce23"/>
          <table:table-cell table:style-name="ce37" office:value-type="string" calcext:value-type="string" table:number-columns-spanned="15" table:number-rows-spanned="1">
            <text:p>遷　　　　　　　出　　　　　　　人　　　　　　　數</text:p>
          </table:table-cell>
          <table:covered-table-cell table:number-columns-repeated="14" table:style-name="ce37"/>
          <table:table-cell table:style-name="ce41" office:value-type="string" calcext:value-type="string" table:number-columns-spanned="1" table:number-rows-spanned="3">
            <text:p>淨 </text:p>
            <text:p>遷</text:p>
            <text:p>徙 </text:p>
            <text:p>人 </text:p>
            <text:p>數</text:p>
          </table:table-cell>
          <table:table-cell table:number-columns-repeated="991"/>
        </table:table-row>
        <table:table-row table:style-name="ro3">
          <table:covered-table-cell table:style-name="ce3"/>
          <table:covered-table-cell table:style-name="ce15"/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自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往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41"/>
          <table:table-cell table:number-columns-repeated="991"/>
        </table:table-row>
        <table:table-row table:style-name="ro4">
          <table:covered-table-cell table:style-name="ce3"/>
          <table:covered-table-cell table:style-name="ce15"/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24"/>
          <table:covered-table-cell table:style-name="ce41"/>
          <table:table-cell table:number-columns-repeated="991"/>
        </table:table-row>
        <table:table-row table:style-name="ro5">
          <table:covered-table-cell table:style-name="ce3"/>
          <table:covered-table-cell table:style-name="ce15"/>
          <table:covered-table-cell table:number-columns-repeated="30" table:style-name="ce24"/>
          <table:table-cell table:style-name="ce42" office:value-type="string" calcext:value-type="string">
            <text:p><text:span text:style-name="T1">(</text:span><text:span text:style-name="T2">遷入–遷出</text:span><text:span text:style-name="T3">)</text:span></text:p>
          </table:table-cell>
          <table:table-cell table:number-columns-repeated="991"/>
        </table:table-row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75605" calcext:value-type="float">
            <text:p><text:s text:c="3"/>75,605</text:p>
          </table:table-cell>
          <table:table-cell table:style-name="ce25" office:value-type="float" office:value="2283" calcext:value-type="float">
            <text:p><text:s text:c="3"/>2,283</text:p>
          </table:table-cell>
          <table:table-cell table:style-name="ce25" office:value-type="float" office:value="6387" calcext:value-type="float">
            <text:p><text:s text:c="3"/>6,387</text:p>
          </table:table-cell>
          <table:table-cell table:style-name="ce25" office:value-type="float" office:value="6814" calcext:value-type="float">
            <text:p><text:s text:c="3"/>6,814</text:p>
          </table:table-cell>
          <table:table-cell table:style-name="ce25" office:value-type="float" office:value="2711" calcext:value-type="float">
            <text:p><text:s text:c="3"/>2,711</text:p>
          </table:table-cell>
          <table:table-cell table:style-name="ce25" office:value-type="float" office:value="2835" calcext:value-type="float">
            <text:p><text:s text:c="3"/>2,835</text:p>
          </table:table-cell>
          <table:table-cell table:style-name="ce25" office:value-type="float" office:value="1766" calcext:value-type="float">
            <text:p><text:s text:c="3"/>1,766</text:p>
          </table:table-cell>
          <table:table-cell table:style-name="ce25" office:value-type="float" office:value="2483" calcext:value-type="float">
            <text:p><text:s text:c="3"/>2,483</text:p>
          </table:table-cell>
          <table:table-cell table:style-name="ce25" office:value-type="float" office:value="7153" calcext:value-type="float">
            <text:p><text:s text:c="3"/>7,153</text:p>
          </table:table-cell>
          <table:table-cell table:style-name="ce25" office:value-type="float" office:value="394" calcext:value-type="float">
            <text:p><text:s text:c="3"/>394</text:p>
          </table:table-cell>
          <table:table-cell table:style-name="ce26" office:value-type="float" office:value="6" calcext:value-type="float">
            <text:p>6</text:p>
          </table:table-cell>
          <table:table-cell table:style-name="ce25" office:value-type="float" office:value="3308" calcext:value-type="float">
            <text:p><text:s text:c="3"/>3,308</text:p>
          </table:table-cell>
          <table:table-cell table:style-name="ce25" office:value-type="float" office:value="38384" calcext:value-type="float">
            <text:p><text:s text:c="3"/>38,384</text:p>
          </table:table-cell>
          <table:table-cell table:style-name="ce25" office:value-type="float" office:value="1076" calcext:value-type="float">
            <text:p><text:s text:c="3"/>1,076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25" office:value-type="float" office:value="76415" calcext:value-type="float">
            <text:p><text:s text:c="3"/>76,415</text:p>
          </table:table-cell>
          <table:table-cell table:style-name="ce25" office:value-type="float" office:value="4135" calcext:value-type="float">
            <text:p><text:s text:c="3"/>4,135</text:p>
          </table:table-cell>
          <table:table-cell table:style-name="ce25" office:value-type="float" office:value="7288" calcext:value-type="float">
            <text:p><text:s text:c="3"/>7,288</text:p>
          </table:table-cell>
          <table:table-cell table:style-name="ce25" office:value-type="float" office:value="4257" calcext:value-type="float">
            <text:p><text:s text:c="3"/>4,257</text:p>
          </table:table-cell>
          <table:table-cell table:style-name="ce25" office:value-type="float" office:value="4222" calcext:value-type="float">
            <text:p><text:s text:c="3"/>4,222</text:p>
          </table:table-cell>
          <table:table-cell table:style-name="ce25" office:value-type="float" office:value="3104" calcext:value-type="float">
            <text:p><text:s text:c="3"/>3,104</text:p>
          </table:table-cell>
          <table:table-cell table:style-name="ce25" office:value-type="float" office:value="1720" calcext:value-type="float">
            <text:p><text:s text:c="3"/>1,720</text:p>
          </table:table-cell>
          <table:table-cell table:style-name="ce25" office:value-type="float" office:value="2349" calcext:value-type="float">
            <text:p><text:s text:c="3"/>2,349</text:p>
          </table:table-cell>
          <table:table-cell table:style-name="ce25" office:value-type="float" office:value="6563" calcext:value-type="float">
            <text:p><text:s text:c="3"/>6,563</text:p>
          </table:table-cell>
          <table:table-cell table:style-name="ce25" office:value-type="float" office:value="1040" calcext:value-type="float">
            <text:p><text:s text:c="3"/>1,040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308" calcext:value-type="float">
            <text:p><text:s text:c="3"/>3,308</text:p>
          </table:table-cell>
          <table:table-cell table:style-name="ce25" office:value-type="float" office:value="38384" calcext:value-type="float">
            <text:p><text:s text:c="3"/>38,384</text:p>
          </table:table-cell>
          <table:table-cell table:style-name="ce25" office:value-type="float" office:value="33" calcext:value-type="float">
            <text:p><text:s text:c="3"/>33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29" office:value-type="float" office:value="-810" calcext:value-type="float">
            <text:p>－810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4422" calcext:value-type="float">
            <text:p><text:s text:c="3"/>34,422</text:p>
          </table:table-cell>
          <table:table-cell table:style-name="ce25" office:value-type="float" office:value="1073" calcext:value-type="float">
            <text:p><text:s text:c="3"/>1,073</text:p>
          </table:table-cell>
          <table:table-cell table:style-name="ce25" office:value-type="float" office:value="2946" calcext:value-type="float">
            <text:p><text:s text:c="3"/>2,946</text:p>
          </table:table-cell>
          <table:table-cell table:style-name="ce25" office:value-type="float" office:value="3171" calcext:value-type="float">
            <text:p><text:s text:c="3"/>3,171</text:p>
          </table:table-cell>
          <table:table-cell table:style-name="ce25" office:value-type="float" office:value="1308" calcext:value-type="float">
            <text:p><text:s text:c="3"/>1,308</text:p>
          </table:table-cell>
          <table:table-cell table:style-name="ce25" office:value-type="float" office:value="1311" calcext:value-type="float">
            <text:p><text:s text:c="3"/>1,311</text:p>
          </table:table-cell>
          <table:table-cell table:style-name="ce25" office:value-type="float" office:value="791" calcext:value-type="float">
            <text:p><text:s text:c="3"/>791</text:p>
          </table:table-cell>
          <table:table-cell table:style-name="ce25" office:value-type="float" office:value="1208" calcext:value-type="float">
            <text:p><text:s text:c="3"/>1,208</text:p>
          </table:table-cell>
          <table:table-cell table:style-name="ce25" office:value-type="float" office:value="3308" calcext:value-type="float">
            <text:p><text:s text:c="3"/>3,308</text:p>
          </table:table-cell>
          <table:table-cell table:style-name="ce25" office:value-type="float" office:value="216" calcext:value-type="float">
            <text:p><text:s text:c="3"/>216</text:p>
          </table:table-cell>
          <table:table-cell table:style-name="ce27" office:value-type="float" office:value="3" calcext:value-type="float">
            <text:p>3</text:p>
          </table:table-cell>
          <table:table-cell table:style-name="ce25" office:value-type="float" office:value="1528" calcext:value-type="float">
            <text:p><text:s text:c="3"/>1,528</text:p>
          </table:table-cell>
          <table:table-cell table:style-name="ce25" office:value-type="float" office:value="17269" calcext:value-type="float">
            <text:p><text:s text:c="3"/>17,269</text:p>
          </table:table-cell>
          <table:table-cell table:style-name="ce25" office:value-type="float" office:value="289" calcext:value-type="float">
            <text:p><text:s text:c="3"/>289</text:p>
          </table:table-cell>
          <table:table-cell table:style-name="ce25" office:value-type="float" office:value="1" calcext:value-type="float">
            <text:p><text:s text:c="3"/>1</text:p>
          </table:table-cell>
          <table:table-cell table:style-name="ce25" office:value-type="float" office:value="34993" calcext:value-type="float">
            <text:p><text:s text:c="3"/>34,993</text:p>
          </table:table-cell>
          <table:table-cell table:style-name="ce25" office:value-type="float" office:value="1920" calcext:value-type="float">
            <text:p><text:s text:c="3"/>1,920</text:p>
          </table:table-cell>
          <table:table-cell table:style-name="ce25" office:value-type="float" office:value="3353" calcext:value-type="float">
            <text:p><text:s text:c="3"/>3,353</text:p>
          </table:table-cell>
          <table:table-cell table:style-name="ce25" office:value-type="float" office:value="1929" calcext:value-type="float">
            <text:p><text:s text:c="3"/>1,929</text:p>
          </table:table-cell>
          <table:table-cell table:style-name="ce25" office:value-type="float" office:value="1952" calcext:value-type="float">
            <text:p><text:s text:c="3"/>1,952</text:p>
          </table:table-cell>
          <table:table-cell table:style-name="ce25" office:value-type="float" office:value="1419" calcext:value-type="float">
            <text:p><text:s text:c="3"/>1,419</text:p>
          </table:table-cell>
          <table:table-cell table:style-name="ce25" office:value-type="float" office:value="808" calcext:value-type="float">
            <text:p><text:s text:c="3"/>808</text:p>
          </table:table-cell>
          <table:table-cell table:style-name="ce25" office:value-type="float" office:value="1128" calcext:value-type="float">
            <text:p><text:s text:c="3"/>1,128</text:p>
          </table:table-cell>
          <table:table-cell table:style-name="ce25" office:value-type="float" office:value="3178" calcext:value-type="float">
            <text:p><text:s text:c="3"/>3,178</text:p>
          </table:table-cell>
          <table:table-cell table:style-name="ce25" office:value-type="float" office:value="492" calcext:value-type="float">
            <text:p><text:s text:c="3"/>492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528" calcext:value-type="float">
            <text:p><text:s text:c="3"/>1,528</text:p>
          </table:table-cell>
          <table:table-cell table:style-name="ce25" office:value-type="float" office:value="17269" calcext:value-type="float">
            <text:p><text:s text:c="3"/>17,269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43" office:value-type="float" office:value="-571" calcext:value-type="float">
            <text:p>－57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1183" calcext:value-type="float">
            <text:p><text:s text:c="3"/>41,183</text:p>
          </table:table-cell>
          <table:table-cell table:style-name="ce25" office:value-type="float" office:value="1210" calcext:value-type="float">
            <text:p><text:s text:c="3"/>1,210</text:p>
          </table:table-cell>
          <table:table-cell table:style-name="ce25" office:value-type="float" office:value="3441" calcext:value-type="float">
            <text:p><text:s text:c="3"/>3,441</text:p>
          </table:table-cell>
          <table:table-cell table:style-name="ce25" office:value-type="float" office:value="3643" calcext:value-type="float">
            <text:p><text:s text:c="3"/>3,643</text:p>
          </table:table-cell>
          <table:table-cell table:style-name="ce25" office:value-type="float" office:value="1403" calcext:value-type="float">
            <text:p><text:s text:c="3"/>1,403</text:p>
          </table:table-cell>
          <table:table-cell table:style-name="ce25" office:value-type="float" office:value="1524" calcext:value-type="float">
            <text:p><text:s text:c="3"/>1,524</text:p>
          </table:table-cell>
          <table:table-cell table:style-name="ce25" office:value-type="float" office:value="975" calcext:value-type="float">
            <text:p><text:s text:c="3"/>975</text:p>
          </table:table-cell>
          <table:table-cell table:style-name="ce25" office:value-type="float" office:value="1275" calcext:value-type="float">
            <text:p><text:s text:c="3"/>1,275</text:p>
          </table:table-cell>
          <table:table-cell table:style-name="ce25" office:value-type="float" office:value="3845" calcext:value-type="float">
            <text:p><text:s text:c="3"/>3,845</text:p>
          </table:table-cell>
          <table:table-cell table:style-name="ce25" office:value-type="float" office:value="178" calcext:value-type="float">
            <text:p><text:s text:c="3"/>178</text:p>
          </table:table-cell>
          <table:table-cell table:style-name="ce28" office:value-type="float" office:value="3" calcext:value-type="float">
            <text:p>3</text:p>
          </table:table-cell>
          <table:table-cell table:style-name="ce25" office:value-type="float" office:value="1780" calcext:value-type="float">
            <text:p><text:s text:c="3"/>1,780</text:p>
          </table:table-cell>
          <table:table-cell table:style-name="ce25" office:value-type="float" office:value="21115" calcext:value-type="float">
            <text:p><text:s text:c="3"/>21,115</text:p>
          </table:table-cell>
          <table:table-cell table:style-name="ce25" office:value-type="float" office:value="787" calcext:value-type="float">
            <text:p><text:s text:c="3"/>787</text:p>
          </table:table-cell>
          <table:table-cell table:style-name="ce25" office:value-type="float" office:value="4" calcext:value-type="float">
            <text:p><text:s text:c="3"/>4</text:p>
          </table:table-cell>
          <table:table-cell table:style-name="ce25" office:value-type="float" office:value="41422" calcext:value-type="float">
            <text:p><text:s text:c="3"/>41,422</text:p>
          </table:table-cell>
          <table:table-cell table:style-name="ce25" office:value-type="float" office:value="2215" calcext:value-type="float">
            <text:p><text:s text:c="3"/>2,215</text:p>
          </table:table-cell>
          <table:table-cell table:style-name="ce25" office:value-type="float" office:value="3935" calcext:value-type="float">
            <text:p><text:s text:c="3"/>3,935</text:p>
          </table:table-cell>
          <table:table-cell table:style-name="ce25" office:value-type="float" office:value="2328" calcext:value-type="float">
            <text:p><text:s text:c="3"/>2,328</text:p>
          </table:table-cell>
          <table:table-cell table:style-name="ce25" office:value-type="float" office:value="2270" calcext:value-type="float">
            <text:p><text:s text:c="3"/>2,270</text:p>
          </table:table-cell>
          <table:table-cell table:style-name="ce25" office:value-type="float" office:value="1685" calcext:value-type="float">
            <text:p><text:s text:c="3"/>1,685</text:p>
          </table:table-cell>
          <table:table-cell table:style-name="ce25" office:value-type="float" office:value="912" calcext:value-type="float">
            <text:p><text:s text:c="3"/>912</text:p>
          </table:table-cell>
          <table:table-cell table:style-name="ce25" office:value-type="float" office:value="1221" calcext:value-type="float">
            <text:p><text:s text:c="3"/>1,221</text:p>
          </table:table-cell>
          <table:table-cell table:style-name="ce25" office:value-type="float" office:value="3385" calcext:value-type="float">
            <text:p><text:s text:c="3"/>3,385</text:p>
          </table:table-cell>
          <table:table-cell table:style-name="ce25" office:value-type="float" office:value="548" calcext:value-type="float">
            <text:p><text:s text:c="3"/>548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780" calcext:value-type="float">
            <text:p><text:s text:c="3"/>1,780</text:p>
          </table:table-cell>
          <table:table-cell table:style-name="ce25" office:value-type="float" office:value="21115" calcext:value-type="float">
            <text:p><text:s text:c="3"/>21,115</text:p>
          </table:table-cell>
          <table:table-cell table:style-name="ce25" office:value-type="float" office:value="21" calcext:value-type="float">
            <text:p><text:s text:c="3"/>21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44" office:value-type="float" office:value="-239" calcext:value-type="float">
            <text:p>－23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3547" calcext:value-type="float">
            <text:p>13,547</text:p>
          </table:table-cell>
          <table:table-cell table:style-name="ce26" office:value-type="float" office:value="507" calcext:value-type="float">
            <text:p>50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164" calcext:value-type="float">
            <text:p>4,164</text:p>
          </table:table-cell>
          <table:table-cell table:style-name="ce26" office:value-type="float" office:value="832" calcext:value-type="float">
            <text:p>832</text:p>
          </table:table-cell>
          <table:table-cell table:style-name="ce26" office:value-type="float" office:value="328" calcext:value-type="float">
            <text:p>328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1445" calcext:value-type="float">
            <text:p>1,445</text:p>
          </table:table-cell>
          <table:table-cell table:style-name="ce26" office:value-type="float" office:value="75" calcext:value-type="float">
            <text:p>7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523" calcext:value-type="float">
            <text:p>5,523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778" calcext:value-type="float">
            <text:p>12,778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456" calcext:value-type="float">
            <text:p>2,456</text:p>
          </table:table-cell>
          <table:table-cell table:style-name="ce26" office:value-type="float" office:value="1434" calcext:value-type="float">
            <text:p>1,434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1533" calcext:value-type="float">
            <text:p>1,533</text:p>
          </table:table-cell>
          <table:table-cell table:style-name="ce26" office:value-type="float" office:value="199" calcext:value-type="float">
            <text:p>19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523" calcext:value-type="float">
            <text:p>5,52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769" calcext:value-type="float">
            <text:p>769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099" calcext:value-type="float">
            <text:p>6,099</text:p>
          </table:table-cell>
          <table:table-cell table:style-name="ce27" office:value-type="float" office:value="246" calcext:value-type="float">
            <text:p>24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14" calcext:value-type="float">
            <text:p>1,914</text:p>
          </table:table-cell>
          <table:table-cell table:style-name="ce27" office:value-type="float" office:value="383" calcext:value-type="float">
            <text:p>383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39" calcext:value-type="float">
            <text:p>3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41" calcext:value-type="float">
            <text:p>2,441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777" calcext:value-type="float">
            <text:p>5,777</text:p>
          </table:table-cell>
          <table:table-cell table:style-name="ce27" office:value-type="float" office:value="388" calcext:value-type="float">
            <text:p>38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18" calcext:value-type="float">
            <text:p>1,118</text:p>
          </table:table-cell>
          <table:table-cell table:style-name="ce27" office:value-type="float" office:value="646" calcext:value-type="float">
            <text:p>646</text:p>
          </table:table-cell>
          <table:table-cell table:style-name="ce27" office:value-type="float" office:value="175" calcext:value-type="float">
            <text:p>175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706" calcext:value-type="float">
            <text:p>706</text:p>
          </table:table-cell>
          <table:table-cell table:style-name="ce27" office:value-type="float" office:value="102" calcext:value-type="float">
            <text:p>10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41" calcext:value-type="float">
            <text:p>2,44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322" calcext:value-type="float">
            <text:p>32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448" calcext:value-type="float">
            <text:p>7,448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50" calcext:value-type="float">
            <text:p>2,250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82" calcext:value-type="float">
            <text:p>3,082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001" calcext:value-type="float">
            <text:p>7,001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97" calcext:value-type="float">
            <text:p>9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82" calcext:value-type="float">
            <text:p>3,08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447" calcext:value-type="float">
            <text:p>44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252" calcext:value-type="float">
            <text:p>10,252</text:p>
          </table:table-cell>
          <table:table-cell table:style-name="ce26" office:value-type="float" office:value="702" calcext:value-type="float">
            <text:p>702</text:p>
          </table:table-cell>
          <table:table-cell table:style-name="ce26" office:value-type="float" office:value="2456" calcext:value-type="float">
            <text:p>2,45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120" calcext:value-type="float">
            <text:p>5,120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096" calcext:value-type="float">
            <text:p>13,096</text:p>
          </table:table-cell>
          <table:table-cell table:style-name="ce26" office:value-type="float" office:value="1149" calcext:value-type="float">
            <text:p>1,149</text:p>
          </table:table-cell>
          <table:table-cell table:style-name="ce26" office:value-type="float" office:value="4164" calcext:value-type="float">
            <text:p>4,16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88" calcext:value-type="float">
            <text:p>988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913" calcext:value-type="float">
            <text:p>913</text:p>
          </table:table-cell>
          <table:table-cell table:style-name="ce26" office:value-type="float" office:value="105" calcext:value-type="float">
            <text:p>10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120" calcext:value-type="float">
            <text:p>5,1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2844" calcext:value-type="float">
            <text:p><text:s/>－2,84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627" calcext:value-type="float">
            <text:p>4,627</text:p>
          </table:table-cell>
          <table:table-cell table:style-name="ce27" office:value-type="float" office:value="316" calcext:value-type="float">
            <text:p>316</text:p>
          </table:table-cell>
          <table:table-cell table:style-name="ce27" office:value-type="float" office:value="1118" calcext:value-type="float">
            <text:p>1,11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395" calcext:value-type="float">
            <text:p>395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07" calcext:value-type="float">
            <text:p>2,307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021" calcext:value-type="float">
            <text:p>6,021</text:p>
          </table:table-cell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1914" calcext:value-type="float">
            <text:p>1,91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66" calcext:value-type="float">
            <text:p>466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440" calcext:value-type="float">
            <text:p>440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07" calcext:value-type="float">
            <text:p>2,30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1394" calcext:value-type="float">
            <text:p><text:s/>－1,39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625" calcext:value-type="float">
            <text:p>5,625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13" calcext:value-type="float">
            <text:p>2,813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75" calcext:value-type="float">
            <text:p>7,075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2250" calcext:value-type="float">
            <text:p>2,25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61" calcext:value-type="float">
            <text:p>6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13" calcext:value-type="float">
            <text:p>2,81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1450" calcext:value-type="float">
            <text:p><text:s/>－1,450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8337" calcext:value-type="float">
            <text:p>8,337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434" calcext:value-type="float">
            <text:p>1,434</text:p>
          </table:table-cell>
          <table:table-cell table:style-name="ce26" office:value-type="float" office:value="988" calcext:value-type="float">
            <text:p>98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184" calcext:value-type="float">
            <text:p>1,184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819" calcext:value-type="float">
            <text:p>3,819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886" calcext:value-type="float">
            <text:p>6,886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832" calcext:value-type="float">
            <text:p>832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949" calcext:value-type="float">
            <text:p>949</text:p>
          </table:table-cell>
          <table:table-cell table:style-name="ce26" office:value-type="float" office:value="142" calcext:value-type="float">
            <text:p>1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819" calcext:value-type="float">
            <text:p>3,81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451" calcext:value-type="float">
            <text:p>1,451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799" calcext:value-type="float">
            <text:p>3,799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646" calcext:value-type="float">
            <text:p>646</text:p>
          </table:table-cell>
          <table:table-cell table:style-name="ce27" office:value-type="float" office:value="466" calcext:value-type="float">
            <text:p>46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546" calcext:value-type="float">
            <text:p>546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29" calcext:value-type="float">
            <text:p>1,729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209" calcext:value-type="float">
            <text:p>3,209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383" calcext:value-type="float">
            <text:p>383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494" calcext:value-type="float">
            <text:p>494</text:p>
          </table:table-cell>
          <table:table-cell table:style-name="ce27" office:value-type="float" office:value="67" calcext:value-type="float">
            <text:p>6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29" calcext:value-type="float">
            <text:p>1,72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590" calcext:value-type="float">
            <text:p>59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538" calcext:value-type="float">
            <text:p>4,538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90" calcext:value-type="float">
            <text:p>2,090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677" calcext:value-type="float">
            <text:p>3,677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90" calcext:value-type="float">
            <text:p>2,09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861" calcext:value-type="float">
            <text:p>861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087" calcext:value-type="float">
            <text:p>9,087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1842" calcext:value-type="float">
            <text:p>1,842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661" calcext:value-type="float">
            <text:p>5,661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886" calcext:value-type="float">
            <text:p>8,886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office:value-type="float" office:value="328" calcext:value-type="float">
            <text:p>328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1556" calcext:value-type="float">
            <text:p>1,556</text:p>
          </table:table-cell>
          <table:table-cell table:style-name="ce26" office:value-type="float" office:value="113" calcext:value-type="float">
            <text:p>11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661" calcext:value-type="float">
            <text:p>5,66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201" calcext:value-type="float">
            <text:p>201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051" calcext:value-type="float">
            <text:p>4,051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175" calcext:value-type="float">
            <text:p>175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816" calcext:value-type="float">
            <text:p>816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508" calcext:value-type="float">
            <text:p>2,508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000" calcext:value-type="float">
            <text:p>4,000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717" calcext:value-type="float">
            <text:p>717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08" calcext:value-type="float">
            <text:p>2,508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51" calcext:value-type="float">
            <text:p>5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036" calcext:value-type="float">
            <text:p>5,036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026" calcext:value-type="float">
            <text:p>1,026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53" calcext:value-type="float">
            <text:p>3,153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886" calcext:value-type="float">
            <text:p>4,886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53" calcext:value-type="float">
            <text:p>3,15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50" calcext:value-type="float">
            <text:p>15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901" calcext:value-type="float">
            <text:p>5,901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32" calcext:value-type="float">
            <text:p>532</text:p>
          </table:table-cell>
          <table:table-cell table:style-name="ce26" office:value-type="float" office:value="561" calcext:value-type="float">
            <text:p>561</text:p>
          </table:table-cell>
          <table:table-cell table:style-name="ce26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018" calcext:value-type="float">
            <text:p>4,018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987" calcext:value-type="float">
            <text:p>5,987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561" calcext:value-type="float">
            <text:p>561</text:p>
          </table:table-cell>
          <table:table-cell table:style-name="ce26" office:value-type="float" office:value="85" calcext:value-type="float">
            <text:p>8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018" calcext:value-type="float">
            <text:p>4,01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86" calcext:value-type="float">
            <text:p><text:s/>－86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688" calcext:value-type="float">
            <text:p>2,68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272" calcext:value-type="float">
            <text:p>272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20" calcext:value-type="float">
            <text:p>1,82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04" calcext:value-type="float">
            <text:p>2,704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5" calcext:value-type="float">
            <text:p>225</text:p>
          </table:table-cell>
          <table:table-cell table:style-name="ce27" office:value-type="float" office:value="259" calcext:value-type="float">
            <text:p>259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820" calcext:value-type="float">
            <text:p>1,8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16" calcext:value-type="float">
            <text:p><text:s/>－1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213" calcext:value-type="float">
            <text:p>3,213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98" calcext:value-type="float">
            <text:p>2,198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83" calcext:value-type="float">
            <text:p>3,283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98" calcext:value-type="float">
            <text:p>2,19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70" calcext:value-type="float">
            <text:p><text:s/>－7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212" calcext:value-type="float">
            <text:p>9,212</text:p>
          </table:table-cell>
          <table:table-cell table:style-name="ce26" office:value-type="float" office:value="221" calcext:value-type="float">
            <text:p>221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54" calcext:value-type="float">
            <text:p>5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536" calcext:value-type="float">
            <text:p>6,536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406" calcext:value-type="float">
            <text:p>9,406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532" calcext:value-type="float">
            <text:p>53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64" calcext:value-type="float">
            <text:p>964</text:p>
          </table:table-cell>
          <table:table-cell table:style-name="ce26" office:value-type="float" office:value="135" calcext:value-type="float">
            <text:p>13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536" calcext:value-type="float">
            <text:p>6,53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194" calcext:value-type="float">
            <text:p><text:s/>－194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235" calcext:value-type="float">
            <text:p>4,23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225" calcext:value-type="float">
            <text:p>22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99" calcext:value-type="float">
            <text:p>499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978" calcext:value-type="float">
            <text:p>2,97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383" calcext:value-type="float">
            <text:p>4,383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03" calcext:value-type="float">
            <text:p>50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978" calcext:value-type="float">
            <text:p>2,978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148" calcext:value-type="float">
            <text:p><text:s/>－14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977" calcext:value-type="float">
            <text:p>4,977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58" calcext:value-type="float">
            <text:p>3,55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023" calcext:value-type="float">
            <text:p>5,023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558" calcext:value-type="float">
            <text:p>3,55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46" calcext:value-type="float">
            <text:p><text:s/>－46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8070" calcext:value-type="float">
            <text:p><text:s text:c="3"/>18,070</text:p>
          </table:table-cell>
          <table:table-cell table:style-name="ce29" office:value-type="float" office:value="360" calcext:value-type="float">
            <text:p><text:s text:c="3"/>360</text:p>
          </table:table-cell>
          <table:table-cell table:style-name="ce29" office:value-type="float" office:value="1533" calcext:value-type="float">
            <text:p><text:s text:c="3"/>1,533</text:p>
          </table:table-cell>
          <table:table-cell table:style-name="ce29" office:value-type="float" office:value="913" calcext:value-type="float">
            <text:p><text:s text:c="3"/>913</text:p>
          </table:table-cell>
          <table:table-cell table:style-name="ce29" office:value-type="float" office:value="949" calcext:value-type="float">
            <text:p><text:s text:c="3"/>949</text:p>
          </table:table-cell>
          <table:table-cell table:style-name="ce29" office:value-type="float" office:value="1556" calcext:value-type="float">
            <text:p><text:s text:c="3"/>1,556</text:p>
          </table:table-cell>
          <table:table-cell table:style-name="ce29" office:value-type="float" office:value="561" calcext:value-type="float">
            <text:p><text:s text:c="3"/>561</text:p>
          </table:table-cell>
          <table:table-cell table:style-name="ce29" office:value-type="float" office:value="964" calcext:value-type="float">
            <text:p><text:s text:c="3"/>96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87" calcext:value-type="float">
            <text:p><text:s text:c="3"/>87</text:p>
          </table:table-cell>
          <table:table-cell table:style-name="ce26" office:value-type="float" office:value="2" calcext:value-type="float">
            <text:p>2</text:p>
          </table:table-cell>
          <table:table-cell table:style-name="ce29" office:value-type="float" office:value="3307" calcext:value-type="float">
            <text:p><text:s text:c="3"/>3,307</text:p>
          </table:table-cell>
          <table:table-cell table:style-name="ce29" office:value-type="float" office:value="7564" calcext:value-type="float">
            <text:p><text:s text:c="3"/>7,564</text:p>
          </table:table-cell>
          <table:table-cell table:style-name="ce29" office:value-type="float" office:value="273" calcext:value-type="float">
            <text:p><text:s text:c="3"/>273</text:p>
          </table:table-cell>
          <table:table-cell table:style-name="ce29" office:value-type="float" office:value="1" calcext:value-type="float">
            <text:p><text:s text:c="3"/>1</text:p>
          </table:table-cell>
          <table:table-cell table:style-name="ce29" office:value-type="float" office:value="18829" calcext:value-type="float">
            <text:p><text:s text:c="3"/>18,829</text:p>
          </table:table-cell>
          <table:table-cell table:style-name="ce29" office:value-type="float" office:value="797" calcext:value-type="float">
            <text:p><text:s text:c="3"/>797</text:p>
          </table:table-cell>
          <table:table-cell table:style-name="ce29" office:value-type="float" office:value="1445" calcext:value-type="float">
            <text:p><text:s text:c="3"/>1,445</text:p>
          </table:table-cell>
          <table:table-cell table:style-name="ce29" office:value-type="float" office:value="810" calcext:value-type="float">
            <text:p><text:s text:c="3"/>810</text:p>
          </table:table-cell>
          <table:table-cell table:style-name="ce29" office:value-type="float" office:value="1184" calcext:value-type="float">
            <text:p><text:s text:c="3"/>1,184</text:p>
          </table:table-cell>
          <table:table-cell table:style-name="ce29" office:value-type="float" office:value="1842" calcext:value-type="float">
            <text:p><text:s text:c="3"/>1,842</text:p>
          </table:table-cell>
          <table:table-cell table:style-name="ce29" office:value-type="float" office:value="561" calcext:value-type="float">
            <text:p><text:s text:c="3"/>561</text:p>
          </table:table-cell>
          <table:table-cell table:style-name="ce29" office:value-type="float" office:value="1050" calcext:value-type="float">
            <text:p><text:s text:c="3"/>1,050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61" calcext:value-type="float">
            <text:p><text:s text:c="3"/>26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307" calcext:value-type="float">
            <text:p><text:s text:c="3"/>3,307</text:p>
          </table:table-cell>
          <table:table-cell table:style-name="ce29" office:value-type="float" office:value="7564" calcext:value-type="float">
            <text:p><text:s text:c="3"/>7,564</text:p>
          </table:table-cell>
          <table:table-cell table:style-name="ce29" office:value-type="float" office:value="5" calcext:value-type="float">
            <text:p><text:s text:c="3"/>5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-759" calcext:value-type="float">
            <text:p><text:s/>－759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8348" calcext:value-type="float">
            <text:p><text:s text:c="3"/>8,348</text:p>
          </table:table-cell>
          <table:table-cell table:style-name="ce30" office:value-type="float" office:value="175" calcext:value-type="float">
            <text:p><text:s text:c="3"/>175</text:p>
          </table:table-cell>
          <table:table-cell table:style-name="ce30" office:value-type="float" office:value="706" calcext:value-type="float">
            <text:p><text:s text:c="3"/>706</text:p>
          </table:table-cell>
          <table:table-cell table:style-name="ce30" office:value-type="float" office:value="440" calcext:value-type="float">
            <text:p><text:s text:c="3"/>440</text:p>
          </table:table-cell>
          <table:table-cell table:style-name="ce30" office:value-type="float" office:value="494" calcext:value-type="float">
            <text:p><text:s text:c="3"/>494</text:p>
          </table:table-cell>
          <table:table-cell table:style-name="ce30" office:value-type="float" office:value="717" calcext:value-type="float">
            <text:p><text:s text:c="3"/>717</text:p>
          </table:table-cell>
          <table:table-cell table:style-name="ce30" office:value-type="float" office:value="259" calcext:value-type="float">
            <text:p><text:s text:c="3"/>259</text:p>
          </table:table-cell>
          <table:table-cell table:style-name="ce30" office:value-type="float" office:value="503" calcext:value-type="float">
            <text:p><text:s text:c="3"/>50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9" calcext:value-type="float">
            <text:p><text:s text:c="3"/>5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527" calcext:value-type="float">
            <text:p><text:s text:c="3"/>1,527</text:p>
          </table:table-cell>
          <table:table-cell table:style-name="ce30" office:value-type="float" office:value="3409" calcext:value-type="float">
            <text:p><text:s text:c="3"/>3,409</text:p>
          </table:table-cell>
          <table:table-cell table:style-name="ce30" office:value-type="float" office:value="59" calcext:value-type="float">
            <text:p><text:s text:c="3"/>59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8599" calcext:value-type="float">
            <text:p><text:s text:c="3"/>8,599</text:p>
          </table:table-cell>
          <table:table-cell table:style-name="ce30" office:value-type="float" office:value="351" calcext:value-type="float">
            <text:p><text:s text:c="3"/>351</text:p>
          </table:table-cell>
          <table:table-cell table:style-name="ce30" office:value-type="float" office:value="650" calcext:value-type="float">
            <text:p><text:s text:c="3"/>650</text:p>
          </table:table-cell>
          <table:table-cell table:style-name="ce30" office:value-type="float" office:value="395" calcext:value-type="float">
            <text:p><text:s text:c="3"/>395</text:p>
          </table:table-cell>
          <table:table-cell table:style-name="ce30" office:value-type="float" office:value="546" calcext:value-type="float">
            <text:p><text:s text:c="3"/>546</text:p>
          </table:table-cell>
          <table:table-cell table:style-name="ce30" office:value-type="float" office:value="816" calcext:value-type="float">
            <text:p><text:s text:c="3"/>816</text:p>
          </table:table-cell>
          <table:table-cell table:style-name="ce30" office:value-type="float" office:value="272" calcext:value-type="float">
            <text:p><text:s text:c="3"/>272</text:p>
          </table:table-cell>
          <table:table-cell table:style-name="ce30" office:value-type="float" office:value="499" calcext:value-type="float">
            <text:p><text:s text:c="3"/>499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30" calcext:value-type="float">
            <text:p><text:s text:c="3"/>13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527" calcext:value-type="float">
            <text:p><text:s text:c="3"/>1,527</text:p>
          </table:table-cell>
          <table:table-cell table:style-name="ce30" office:value-type="float" office:value="3409" calcext:value-type="float">
            <text:p><text:s text:c="3"/>3,409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251" calcext:value-type="float">
            <text:p><text:s/>－25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9722" calcext:value-type="float">
            <text:p><text:s text:c="3"/>9,722</text:p>
          </table:table-cell>
          <table:table-cell table:style-name="ce31" office:value-type="float" office:value="185" calcext:value-type="float">
            <text:p><text:s text:c="3"/>185</text:p>
          </table:table-cell>
          <table:table-cell table:style-name="ce31" office:value-type="float" office:value="827" calcext:value-type="float">
            <text:p><text:s text:c="3"/>827</text:p>
          </table:table-cell>
          <table:table-cell table:style-name="ce31" office:value-type="float" office:value="473" calcext:value-type="float">
            <text:p><text:s text:c="3"/>473</text:p>
          </table:table-cell>
          <table:table-cell table:style-name="ce31" office:value-type="float" office:value="455" calcext:value-type="float">
            <text:p><text:s text:c="3"/>455</text:p>
          </table:table-cell>
          <table:table-cell table:style-name="ce31" office:value-type="float" office:value="839" calcext:value-type="float">
            <text:p><text:s text:c="3"/>839</text:p>
          </table:table-cell>
          <table:table-cell table:style-name="ce31" office:value-type="float" office:value="302" calcext:value-type="float">
            <text:p><text:s text:c="3"/>302</text:p>
          </table:table-cell>
          <table:table-cell table:style-name="ce31" office:value-type="float" office:value="461" calcext:value-type="float">
            <text:p><text:s text:c="3"/>46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1780" calcext:value-type="float">
            <text:p><text:s text:c="3"/>1,780</text:p>
          </table:table-cell>
          <table:table-cell table:style-name="ce31" office:value-type="float" office:value="4155" calcext:value-type="float">
            <text:p><text:s text:c="3"/>4,155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0230" calcext:value-type="float">
            <text:p><text:s text:c="3"/>10,230</text:p>
          </table:table-cell>
          <table:table-cell table:style-name="ce31" office:value-type="float" office:value="446" calcext:value-type="float">
            <text:p><text:s text:c="3"/>446</text:p>
          </table:table-cell>
          <table:table-cell table:style-name="ce31" office:value-type="float" office:value="795" calcext:value-type="float">
            <text:p><text:s text:c="3"/>795</text:p>
          </table:table-cell>
          <table:table-cell table:style-name="ce31" office:value-type="float" office:value="415" calcext:value-type="float">
            <text:p><text:s text:c="3"/>415</text:p>
          </table:table-cell>
          <table:table-cell table:style-name="ce31" office:value-type="float" office:value="638" calcext:value-type="float">
            <text:p><text:s text:c="3"/>638</text:p>
          </table:table-cell>
          <table:table-cell table:style-name="ce31" office:value-type="float" office:value="1026" calcext:value-type="float">
            <text:p><text:s text:c="3"/>1,026</text:p>
          </table:table-cell>
          <table:table-cell table:style-name="ce31" office:value-type="float" office:value="289" calcext:value-type="float">
            <text:p><text:s text:c="3"/>289</text:p>
          </table:table-cell>
          <table:table-cell table:style-name="ce31" office:value-type="float" office:value="551" calcext:value-type="float">
            <text:p><text:s text:c="3"/>55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31" calcext:value-type="float">
            <text:p><text:s text:c="3"/>13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780" calcext:value-type="float">
            <text:p><text:s text:c="3"/>1,780</text:p>
          </table:table-cell>
          <table:table-cell table:style-name="ce31" office:value-type="float" office:value="4155" calcext:value-type="float">
            <text:p><text:s text:c="3"/>4,155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508" calcext:value-type="float">
            <text:p><text:s/>－50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96" calcext:value-type="float">
            <text:p>1,19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670" calcext:value-type="float">
            <text:p>67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80" calcext:value-type="float">
            <text:p>1,28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670" calcext:value-type="float">
            <text:p>67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84" calcext:value-type="float">
            <text:p><text:s/>－8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84" calcext:value-type="float">
            <text:p>28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2" calcext:value-type="float">
            <text:p><text:s/>－6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82" calcext:value-type="float">
            <text:p>68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22" calcext:value-type="float">
            <text:p><text:s/>－2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68" calcext:value-type="float">
            <text:p>1,96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557" calcext:value-type="float">
            <text:p>55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91" calcext:value-type="float">
            <text:p>1,591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557" calcext:value-type="float">
            <text:p>55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77" calcext:value-type="float">
            <text:p>37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264" calcext:value-type="float">
            <text:p>26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26" calcext:value-type="float">
            <text:p>22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98" calcext:value-type="float">
            <text:p>99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47" calcext:value-type="float">
            <text:p>847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93" calcext:value-type="float">
            <text:p>29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51" calcext:value-type="float">
            <text:p>15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70" calcext:value-type="float">
            <text:p>1,07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64" calcext:value-type="float">
            <text:p>1,26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407" calcext:value-type="float">
            <text:p>40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94" calcext:value-type="float">
            <text:p><text:s/>－19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78" calcext:value-type="float">
            <text:p>17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01" calcext:value-type="float">
            <text:p><text:s/>－10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99" calcext:value-type="float">
            <text:p>59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229" calcext:value-type="float">
            <text:p>22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93" calcext:value-type="float">
            <text:p><text:s/>－9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581" calcext:value-type="float">
            <text:p>2,58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21" calcext:value-type="float">
            <text:p>42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1496" calcext:value-type="float">
            <text:p>1,49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065" calcext:value-type="float">
            <text:p>3,065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601" calcext:value-type="float">
            <text:p>60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1496" calcext:value-type="float">
            <text:p>1,496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47" office:value-type="float" office:value="-484" calcext:value-type="float">
            <text:p><text:s/>－48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71" calcext:value-type="float">
            <text:p>1,17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98" calcext:value-type="float">
            <text:p>1,39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685" calcext:value-type="float">
            <text:p>685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48" office:value-type="float" office:value="-227" calcext:value-type="float">
            <text:p><text:s/>－22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410" calcext:value-type="float">
            <text:p>1,41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811" calcext:value-type="float">
            <text:p>81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667" calcext:value-type="float">
            <text:p>1,66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811" calcext:value-type="float">
            <text:p>81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-257" calcext:value-type="float">
            <text:p><text:s/>－25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90" calcext:value-type="float">
            <text:p>99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85" calcext:value-type="float">
            <text:p>1,18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195" calcext:value-type="float">
            <text:p><text:s/>－19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58" calcext:value-type="float">
            <text:p>15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1" calcext:value-type="float">
            <text:p><text:s/>－7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6" calcext:value-type="float">
            <text:p>156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5" calcext:value-type="float">
            <text:p>66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124" calcext:value-type="float">
            <text:p><text:s/>－12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99" calcext:value-type="float">
            <text:p>1,29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531" calcext:value-type="float">
            <text:p>53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22" calcext:value-type="float">
            <text:p>1,522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531" calcext:value-type="float">
            <text:p>53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23" calcext:value-type="float">
            <text:p><text:s/>－22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238" calcext:value-type="float">
            <text:p>23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13" calcext:value-type="float">
            <text:p><text:s/>－11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25" calcext:value-type="float">
            <text:p>825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293" calcext:value-type="float">
            <text:p>29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110" calcext:value-type="float">
            <text:p><text:s/>－110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64" calcext:value-type="float">
            <text:p>1,06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4" calcext:value-type="float">
            <text:p>404</text:p>
          </table:table-cell>
          <table:table-cell table:style-name="ce32" office:value-type="float" office:value="227" calcext:value-type="float">
            <text:p>22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38" calcext:value-type="float">
            <text:p><text:s/>－13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96" calcext:value-type="float">
            <text:p>9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4" calcext:value-type="float">
            <text:p><text:s/>－3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12" calcext:value-type="float">
            <text:p>5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131" calcext:value-type="float">
            <text:p>13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04" calcext:value-type="float">
            <text:p><text:s/>－10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80" calcext:value-type="float">
            <text:p>1,68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43" calcext:value-type="float">
            <text:p>1,94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750" calcext:value-type="float">
            <text:p>75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63" calcext:value-type="float">
            <text:p><text:s/>－26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348" calcext:value-type="float">
            <text:p>34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05" calcext:value-type="float">
            <text:p><text:s/>－10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49" calcext:value-type="float">
            <text:p>1,049</text:p>
          </table:table-cell>
          <table:table-cell table:number-columns-repeated="2" table:style-name="ce34" office:value-type="float" office:value="54" calcext:value-type="float">
            <text:p>5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402" calcext:value-type="float">
            <text:p>40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58" calcext:value-type="float">
            <text:p><text:s/>－15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81" calcext:value-type="float">
            <text:p>18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81" calcext:value-type="float">
            <text:p><text:s/>－8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77" calcext:value-type="float">
            <text:p>7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5" calcext:value-type="float">
            <text:p><text:s/>－2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04" calcext:value-type="float">
            <text:p>10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6" calcext:value-type="float">
            <text:p><text:s/>－5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81" calcext:value-type="float">
            <text:p>1,18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693" calcext:value-type="float">
            <text:p>69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2" calcext:value-type="float">
            <text:p>1,25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693" calcext:value-type="float">
            <text:p>69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71" calcext:value-type="float">
            <text:p><text:s/>－7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2"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07" calcext:value-type="float">
            <text:p>30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5" calcext:value-type="float">
            <text:p><text:s/>－4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39" calcext:value-type="float">
            <text:p>63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5" calcext:value-type="float">
            <text:p>66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86" calcext:value-type="float">
            <text:p>38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6" calcext:value-type="float">
            <text:p><text:s/>－2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22" calcext:value-type="float">
            <text:p>42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48" calcext:value-type="float">
            <text:p>24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74" calcext:value-type="float">
            <text:p>17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74" calcext:value-type="float">
            <text:p>1,27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23" calcext:value-type="float">
            <text:p>1,32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00" calcext:value-type="float">
            <text:p>70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9" calcext:value-type="float">
            <text:p><text:s/>－4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24" calcext:value-type="float">
            <text:p>32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33" calcext:value-type="float">
            <text:p><text:s/>－3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95" calcext:value-type="float">
            <text:p>69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76" calcext:value-type="float">
            <text:p>37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6" calcext:value-type="float">
            <text:p><text:s/>－1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59" calcext:value-type="float">
            <text:p>1,85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690" calcext:value-type="float">
            <text:p>69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71" calcext:value-type="float">
            <text:p>1,571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690" calcext:value-type="float">
            <text:p>69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88" calcext:value-type="float">
            <text:p>28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99" calcext:value-type="float">
            <text:p>29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35" calcext:value-type="float">
            <text:p>13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03" calcext:value-type="float">
            <text:p>1,00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50" calcext:value-type="float">
            <text:p>85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391" calcext:value-type="float">
            <text:p>39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53" calcext:value-type="float">
            <text:p>15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38" calcext:value-type="float">
            <text:p>83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02" calcext:value-type="float">
            <text:p>90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255" calcext:value-type="float">
            <text:p>25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64" calcext:value-type="float">
            <text:p><text:s/>－6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08" calcext:value-type="float">
            <text:p>10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4" calcext:value-type="float">
            <text:p><text:s/>－4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82" calcext:value-type="float">
            <text:p>48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02" calcext:value-type="float">
            <text:p>50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47" calcext:value-type="float">
            <text:p>14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0" calcext:value-type="float">
            <text:p><text:s/>－2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1199" calcext:value-type="float">
            <text:p>1,19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99" calcext:value-type="float">
            <text:p>199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47" calcext:value-type="float">
            <text:p>54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87" calcext:value-type="float">
            <text:p>8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3" calcext:value-type="float">
            <text:p>14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652" calcext:value-type="float">
            <text:p>652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75" calcext:value-type="float">
            <text:p>57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7" calcext:value-type="float">
            <text:p>7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7" calcext:value-type="float">
            <text:p>7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275" calcext:value-type="float">
            <text:p>27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624" calcext:value-type="float">
            <text:p>62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377" calcext:value-type="float">
            <text:p>37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46" calcext:value-type="float">
            <text:p>1,14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250" calcext:value-type="float">
            <text:p>25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42" calcext:value-type="float">
            <text:p>14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65" calcext:value-type="float">
            <text:p>66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47" calcext:value-type="float">
            <text:p>54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27" calcext:value-type="float">
            <text:p>12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6" calcext:value-type="float">
            <text:p>7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76" calcext:value-type="float">
            <text:p>7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86" calcext:value-type="float">
            <text:p>28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99" calcext:value-type="float">
            <text:p>59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123" calcext:value-type="float">
            <text:p>12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6" calcext:value-type="float">
            <text:p>6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79" calcext:value-type="float">
            <text:p>37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3"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3" calcext:value-type="float">
            <text:p><text:s/>－1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1" calcext:value-type="float">
            <text:p><text:s/>－11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6" table:style-name="ce34" office:value-type="float" office:value="0" calcext:value-type="float">
            <text:p>-</text:p>
          </table:table-cell>
          <table:table-cell table:style-name="ce48" office:value-type="float" office:value="-2" calcext:value-type="float">
            <text:p><text:s/>－2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 民國107年10月3日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fill-character> </loext:fill-character>
      <number:number number:decimal-places="0" loext:min-decimal-places="0" number:min-integer-digits="1" number:grouping="true"/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</number:number-style>
    <number:number-style style:name="N149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6:02.958000000</dc:date>
    <meta:editing-cycles>1</meta:editing-cycles>
    <meta:editing-duration>PT13S</meta:editing-duration>
    <meta:document-statistic meta:table-count="1" meta:cell-count="2468" meta:object-count="0"/>
    <meta:generator>LibreOffice/5.0.6.2$Linux_X86_64 LibreOffice_project/00$Build-2</meta:generator>
  </office:meta>
</office:document-meta>
</file>